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'Inter Fallback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Noto Sans', 'Noto Sans JP', 'Noto Sans KR', 'Noto Naskh Arabic', 'Noto Sans Thai', 'Noto Sans Hebrew', 'Noto Sans Bengali', sans-serif"/>
  </office:font-face-decls>
  <office:automatic-styles>
    <style:style style:name="P1" style:family="paragraph" style:parent-style-name="Standard">
      <style:text-properties officeooo:rsid="0019ee27" officeooo:paragraph-rsid="0019ee27"/>
    </style:style>
    <style:style style:name="P2" style:family="paragraph" style:parent-style-name="Standard">
      <style:text-properties officeooo:rsid="001a495f" officeooo:paragraph-rsid="001a495f"/>
    </style:style>
    <style:style style:name="P3" style:family="paragraph" style:parent-style-name="Standard">
      <style:text-properties officeooo:paragraph-rsid="0019ee27"/>
    </style:style>
    <style:style style:name="P4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1c01f8" officeooo:paragraph-rsid="0019ee27"/>
    </style:style>
    <style:style style:name="T1" style:family="text">
      <style:text-properties fo:font-variant="normal" fo:text-transform="none" fo:color="#202124" loext:opacity="100%" fo:letter-spacing="normal" fo:font-style="normal" fo:font-weight="normal"/>
    </style:style>
    <style:style style:name="T2" style:family="text"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style:font-name="Roboto" fo:font-size="12pt" fo:letter-spacing="normal" fo:font-style="normal" fo:font-weight="normal" officeooo:rsid="001c01f8"/>
    </style:style>
    <style:style style:name="T4" style:family="text">
      <style:text-properties fo:font-variant="normal" fo:text-transform="none" fo:color="#282b2e" loext:opacity="100%" style:font-name="Roboto" fo:font-size="12pt" fo:letter-spacing="normal" fo:font-style="normal" fo:font-weight="normal" officeooo:rsid="001c01f8"/>
    </style:style>
    <style:style style:name="T5" style:family="text">
      <style:text-properties fo:font-variant="normal" fo:text-transform="none" fo:color="#282b2e" loext:opacity="100%" style:font-name="Inter" fo:font-size="11.25pt" fo:letter-spacing="normal" fo:font-style="normal" fo:font-weight="normal" officeooo:rsid="001c01f8"/>
    </style:style>
    <style:style style:name="T6" style:family="text">
      <style:text-properties officeooo:rsid="0019ee27"/>
    </style:style>
    <style:style style:name="T7" style:family="text">
      <style:text-properties officeooo:rsid="001c01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notebook </text:p>
      <text:p text:style-name="P1">essayer de tout faire from scratch </text:p>
      <text:p text:style-name="P1">entrainer un gan c’est compliqué</text:p>
      <text:p text:style-name="P1">générer des toutes petites images pas simple</text:p>
      <text:p text:style-name="P1"/>
      <text:p text:style-name="P1">utiliser gan pré entrainer </text:p>
      <text:p text:style-name="P1">modification des données dans l’espace latent </text:p>
      <text:p text:style-name="P1"/>
      <text:p text:style-name="P1">gan = réseaux de neurones : générateur / discriminateur : générer une image sellon sune certaine distribution </text:p>
      <text:p text:style-name="P1"/>
      <text:p text:style-name="P1">base de données : discrilminateur donne un score sur l’image</text:p>
      <text:p text:style-name="P1">générateur produire image à partir de cette distribution </text:p>
      <text:p text:style-name="P1"/>
      <text:p text:style-name="P1">modifier les poids des deux réseaux </text:p>
      <text:p text:style-name="P1"/>
      <text:p text:style-name="P1">générateur trompe le discriminateur </text:p>
      <text:p text:style-name="P1">discriminateur identifie si une image provient du générateur ou de la distribution réelle</text:p>
      <text:p text:style-name="P1"/>
      <text:p text:style-name="P1">deux réseaux en compétition : disscriminateur gagne la pllupart du temps </text:p>
      <text:p text:style-name="P1"/>
      <text:p text:style-name="P1">on va se servir essentiellement du générateur </text:p>
      <text:p text:style-name="P1"/>
      <text:p text:style-name="P1">entrainer gan sur une distribution ( de voitures, courses, …)</text:p>
      <text:p text:style-name="P1"/>
      <text:p text:style-name="P1">mettre de cote discrim </text:p>
      <text:p text:style-name="P1">se concentrer sur générateur : générer bruit blanc et le lui passer et il va généréer une nvelle image</text:p>
      <text:p text:style-name="P1"/>
      <text:p text:style-name="P1">renvoyer ce bruit blanc vers code latent </text:p>
      <text:p text:style-name="P1"/>
      <text:p text:style-name="P1">l’image de sortie modifiée si on modifie code latent </text:p>
      <text:p text:style-name="P1"/>
      <text:p text:style-name="P1">comment modifier un code dans un espace latent pour modifier un attribut particulier (</text:p>
      <text:p text:style-name="P1"/>
      <text:p text:style-name="P1">à chaque code latent va associer si c une femme ou homme </text:p>
      <text:p text:style-name="P1"/>
      <text:p text:style-name="P1">partir d’un code latent et le déplacer orthogonal à la frontière vers le code latent qui est celui </text:p>
      <text:p text:style-name="P1"/>
      <text:p text:style-name="P1">si on nous donne une image, on ne possède pas son code latent car elle n’est pas générée par le générateur </text:p>
      <text:p text:style-name="P1"/>
      <text:p text:style-name="P1"/>
      <text:p text:style-name="P1">prendre image et chercher image qui est projection sur l’espace d’arrivée des gan et qui a un code latent qu’on va modifier et envoyer au générateur </text:p>
      <text:p text:style-name="P1"/>
      <text:p text:style-name="P1">gan qui fonctionne </text:p>
      <text:p text:style-name="P1">code qui a partir d’une iamge génére code latent dans gan</text:p>
      <text:p text:style-name="P1">réseaux de neurones : info si codelatent associé à un tel attribut <text:s/>(porte des lunettes, chauve)</text:p>
      <text:p text:style-name="P1"/>
      <text:p text:style-name="P1"><text:soft-page-break/>objectif : modifier code latent et utiliser générateur pr produire le code image </text:p>
      <text:p text:style-name="P1"/>
      <text:p text:style-name="P2">reprendre un gan tout fait (génère des images)</text:p>
      <text:p text:style-name="P2"/>
      <text:p text:style-name="P2">trouver algo qui vous construit code latent associé à l’image </text:p>
      <text:p text:style-name="P2"/>
      <text:p text:style-name="P2">apprendre correspondance code latent image = étape de projection </text:p>
      <text:p text:style-name="P2"/>
      <text:p text:style-name="P2">on peut prendre réseau qui prend une image qui pr un gan donné projette l’image sur l’espace d’arrivée des gan </text:p>
      <text:p text:style-name="P2"/>
      <text:p text:style-name="P2">modifier code latent dans l’espace latent pr modifier un attribut </text:p>
      <text:p text:style-name="P2"/>
      <text:p text:style-name="P2"/>
      <text:p text:style-name="P1"/>
      <text:p text:style-name="P1"/>
      <text:p text:style-name="P1"/>
      <text:p text:style-name="P1"/>
      <text:p text:style-name="P3"><text:span text:style-name="T6">- </text:span><text:bookmark text:name="image-to-image-translation"/><text:span text:style-name="T1">Traduction d'images en images</text:span></text:p>
      <text:p text:style-name="P3"><text:span text:style-name="T6">- </text:span><text:span text:style-name="T7">Cycle GAN (</text:span><text:span text:style-name="T2">transformer des images d'un ensemble en images susceptibles d'appartenir à un autre ensemble</text:span><text:span text:style-name="T3">) expl ; cheval en zèbre</text:span></text:p>
      <text:p text:style-name="P4">- synthèse texte image</text:p>
      <text:p text:style-name="P4"/>
      <text:p text:style-name="P4"/>
      <text:p text:style-name="P4"/>
      <text:p text:style-name="P3"><text:span text:style-name="T5">De manière un peu plus formelle : Pour apprendre la distribution , le générateur </text:span><text:span text:style-name="T4"> </text:span><text:span text:style-name="T5">construit un mapping entre une distribution de bruit à priori </text:span><text:span text:style-name="T4"> </text:span><text:span text:style-name="T5">et une loi de probabilité = . Le discriminateur </text:span><text:span text:style-name="T4"> </text:span><text:span text:style-name="T5">renvoie une probabilité que </text:span><text:span text:style-name="T4"> </text:span><text:span text:style-name="T5">proviennent d'une donnée réelle plutôt que de .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'Inter Fallback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Noto Sans', 'Noto Sans JP', 'Noto Sans KR', 'Noto Naskh Arabic', 'Noto Sans Thai', 'Noto Sans Hebrew', 'Noto Sans Bengali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1:01:58.500944713</meta:creation-date>
    <dc:date>2024-05-22T08:46:16.837060449</dc:date>
    <meta:editing-duration>PT9H29M5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7" meta:word-count="421" meta:character-count="2535" meta:non-whitespace-character-count="2123"/>
  </office:meta>
</office:document-meta>
</file>